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</office:font-face-decls>
  <office:automatic-styles>
    <style:style style:name="Table1" style:family="table">
      <style:table-properties style:width="6.6938in" fo:margin-left="0.075in" fo:margin-top="0in" fo:margin-bottom="0in" table:align="left" style:writing-mode="page"/>
    </style:style>
    <style:style style:name="Table1.A" style:family="table-column">
      <style:table-column-properties style:column-width="2.252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1.9597in"/>
    </style:style>
    <style:style style:name="Table1.D" style:family="table-column">
      <style:table-column-properties style:column-width="0.1917in"/>
    </style:style>
    <style:style style:name="Table1.E" style:family="table-column">
      <style:table-column-properties style:column-width="2.0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938in" fo:margin-left="0.075in" fo:margin-top="0in" fo:margin-bottom="0in" table:align="left" style:writing-mode="page"/>
    </style:style>
    <style:style style:name="Table2.A" style:family="table-column">
      <style:table-column-properties style:column-width="6.6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75in" fo:margin-top="0in" fo:margin-bottom="0in" table:align="left" style:writing-mode="page"/>
    </style:style>
    <style:style style:name="Table3.A" style:family="table-column">
      <style:table-column-properties style:column-width="1.5042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1646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paragraph-properties fo:margin-top="0.8335in" fo:margin-bottom="0in" style:contextual-spacing="false" fo:orphans="0" fo:widows="0"/>
    </style:style>
    <style:style style:name="P2" style:family="paragraph" style:parent-style-name="Standard">
      <style:paragraph-properties fo:margin-left="-0.0752in" fo:margin-right="0in" fo:orphans="0" fo:widows="0" fo:text-indent="0in" style:auto-text-indent="false"/>
    </style:style>
    <style:style style:name="P3" style:family="paragraph" style:parent-style-name="Text_20_body">
      <style:paragraph-properties fo:margin-top="0.6665in" fo:margin-bottom="0in" style:contextual-spacing="false" fo:orphans="0" fo:widows="0"/>
    </style:style>
    <style:style style:name="P4" style:family="paragraph" style:parent-style-name="Standard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top="0.3335in" fo:margin-bottom="0in" style:contextual-spacing="false" fo:text-align="center" style:justify-single-word="false" fo:orphans="0" fo:widows="0"/>
    </style:style>
    <style:style style:name="P6" style:family="paragraph" style:parent-style-name="Standard">
      <style:paragraph-properties fo:margin-top="0.0835in" fo:margin-bottom="0in" style:contextual-spacing="false" fo:text-align="center" style:justify-single-word="false" fo:orphans="0" fo:widows="0"/>
    </style:style>
    <style:style style:name="P7" style:family="paragraph" style:parent-style-name="Standard">
      <style:paragraph-properties fo:margin-top="1.25in" fo:margin-bottom="0in" style:contextual-spacing="false" fo:text-align="center" style:justify-single-word="false" fo:orphans="0" fo:widows="0"/>
    </style:style>
    <style:style style:name="P8" style:family="paragraph" style:parent-style-name="Standard">
      <style:paragraph-properties fo:margin-top="0.0835in" fo:margin-bottom="0in" style:contextual-spacing="false" fo:line-height="150%" fo:orphans="0" fo:widows="0"/>
    </style:style>
    <style:style style:name="P9" style:family="paragraph" style:parent-style-name="Standard">
      <style:paragraph-properties fo:line-height="0.1252in" fo:orphans="0" fo:widows="0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Heading_20_3">
      <style:paragraph-properties fo:margin-top="0.1665in" fo:margin-bottom="0in" style:contextual-spacing="false" fo:orphans="0" fo:widows="0"/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line-height="0.1252in" fo:text-align="center" style:justify-single-word="false" fo:orphans="0" fo:widows="0"/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margin-top="0.0835in" fo:margin-bottom="0in" style:contextual-spacing="false" fo:text-align="center" style:justify-single-word="false" fo:orphans="0" fo:widows="0"/>
      <style:text-properties officeooo:rsid="0002aa83" officeooo:paragraph-rsid="0002aa83"/>
    </style:style>
    <style:style style:name="P15" style:family="paragraph" style:parent-style-name="Standard">
      <style:text-properties officeooo:rsid="000280b8"/>
    </style:style>
    <style:style style:name="P16" style:family="paragraph" style:parent-style-name="Standard">
      <style:paragraph-properties fo:text-align="center" style:justify-single-word="false" fo:orphans="0" fo:widows="0"/>
      <style:text-properties officeooo:rsid="00096665" officeooo:paragraph-rsid="000688ba"/>
    </style:style>
    <style:style style:name="P17" style:family="paragraph" style:parent-style-name="Default_20_Drawing_20_Style">
      <style:paragraph-properties fo:text-align="center" style:justify-single-word="false" style:writing-mode="lr-tb"/>
      <style:text-properties fo:color="#000000" loext:opacity="100%" style:font-name="TimesNewRoman" fo:font-size="12pt" fo:font-style="normal" fo:font-weight="normal" officeooo:rsid="000e87d0" officeooo:paragraph-rsid="000e87d0" style:font-size-asian="12pt" style:font-style-asian="normal" style:font-weight-asian="normal"/>
    </style:style>
    <style:style style:name="P18" style:family="paragraph" style:parent-style-name="Heading_20_3">
      <style:paragraph-properties fo:margin-top="0.0835in" fo:margin-bottom="0in" style:contextual-spacing="false" fo:orphans="0" fo:widows="0"/>
    </style:style>
    <style:style style:name="P19" style:family="paragraph" style:parent-style-name="Standard">
      <style:paragraph-properties fo:line-height="0.1252in" fo:text-align="center" style:justify-single-word="false" fo:orphans="0" fo:widows="0"/>
    </style:style>
    <style:style style:name="P20" style:family="paragraph" style:parent-style-name="Standard">
      <style:paragraph-properties fo:margin-top="1.1665in" fo:margin-bottom="0in" style:contextual-spacing="false" fo:line-height="150%" fo:orphans="0" fo:widows="0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0d237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4pt" fo:language="ru" fo:country="RU" officeooo:rsid="000a56bb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officeooo:rsid="00008243"/>
    </style:style>
    <style:style style:name="T6" style:family="text">
      <style:text-properties officeooo:rsid="000def74"/>
    </style:style>
    <style:style style:name="T7" style:family="text">
      <style:text-properties officeooo:rsid="000e87d0"/>
    </style:style>
    <style:style style:name="T8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ГУАП</text:p>
      <text:p text:style-name="P5">КАФЕДРА № 4<text:span text:style-name="T5">4</text:span></text:p>
      <text:p text:style-name="P1">ОТЧЕТ <text:line-break/>ЗАЩИЩЕН С ОЦЕНКОЙ</text:p>
      <text:p text:style-name="P8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>старший преподаватель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17">В. А. Ушаков</text:p>
          </table:table-cell>
        </table:table-row>
        <table:table-row table:style-name="Table1.1">
          <table:table-cell table:style-name="Table1.B1" office:value-type="string">
            <text:p text:style-name="P19"><text:span text:style-name="T1">должность, уч. степень, звание</text:span><text:span text:style-name="T1"/></text:p>
          </table:table-cell>
          <table:table-cell table:style-name="Table1.B1" office:value-type="string">
            <text:p text:style-name="P9"/>
          </table:table-cell>
          <table:table-cell table:style-name="Table1.B1" office:value-type="string">
            <text:p text:style-name="P19"><text:span text:style-name="T1">подпись, дата</text:span><text:span text:style-name="T1"/></text:p>
          </table:table-cell>
          <table:table-cell table:style-name="Table1.B1" office:value-type="string">
            <text:p text:style-name="P9"/>
          </table:table-cell>
          <table:table-cell table:style-name="Table1.B1" office:value-type="string">
            <text:p text:style-name="P19"><text:span text:style-name="T1">инициалы, фамилия</text:span><text:span text:style-name="T1"/></text:p>
          </table:table-cell>
        </table:table-row>
      </table:table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ОТЧЕТ О ЛАБОРАТОРНОЙ РАБОТЕ №<text:span text:style-name="T7">1</text:span></text:p>
          </table:table-cell>
        </table:table-row>
        <table:table-row table:style-name="Table2.1">
          <table:table-cell table:style-name="Table2.A1" office:value-type="string">
            <text:p text:style-name="P21"><text:a xlink:type="simple" xlink:href="https://lms.guap.ru/new/mod/lesson/view.php?id=130698" text:style-name="Internet_20_link" text:visited-style-name="Visited_20_Internet_20_Link">Введение в Kotlin, отличие от Java</text:a></text:p>
          </table:table-cell>
        </table:table-row>
        <table:table-row table:style-name="Table2.1">
          <table:table-cell table:style-name="Table2.A1" office:value-type="string">
            <text:h text:style-name="P18" text:outline-level="3"><text:span text:style-name="T2">по курсу: </text:span><text:span text:style-name="T3">ИТ-модуль "Разработка мобильных приложений"</text:span></text:h>
          </table:table-cell>
        </table:table-row>
        <table:table-row table:style-name="Table2.1">
          <table:table-cell table:style-name="Table2.A1" office:value-type="string">
            <text:h text:style-name="P11" text:outline-level="3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</table:table-row>
      </table:table>
      <text:p text:style-name="P20">РАБОТУ ВЫПОЛНИЛ<text:span text:style-name="T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">СТУДЕНТ ГР. №</text:p>
          </table:table-cell>
          <table:table-cell table:style-name="Table3.B1" office:value-type="string">
            <text:p text:style-name="P6">4142</text:p>
          </table:table-cell>
          <table:table-cell table:style-name="Table3.C1" office:value-type="string">
            <text:p text:style-name="P6"/>
          </table:table-cell>
          <table:table-cell table:style-name="Table3.D1" office:value-type="string">
            <text:p text:style-name="P6"/>
          </table:table-cell>
          <table:table-cell table:style-name="Table3.C1" office:value-type="string">
            <text:p text:style-name="P6"/>
          </table:table-cell>
          <table:table-cell table:style-name="Table3.D1" office:value-type="string">
            <text:p text:style-name="P14">К.С. Некрасов</text:p>
          </table:table-cell>
        </table:table-row>
        <table:table-row table:style-name="Table3.1">
          <table:table-cell table:style-name="Table3.C1" office:value-type="string">
            <text:p text:style-name="P12"/>
          </table:table-cell>
          <table:table-cell table:style-name="Table3.B2" office:value-type="string">
            <text:p text:style-name="P9"/>
          </table:table-cell>
          <table:table-cell table:style-name="Table3.C1" office:value-type="string">
            <text:p text:style-name="P9"/>
          </table:table-cell>
          <table:table-cell table:style-name="Table3.D2" office:value-type="string">
            <text:p text:style-name="P19"><text:span text:style-name="T1">подпись, дата</text:span><text:span text:style-name="T1"/></text:p>
          </table:table-cell>
          <table:table-cell table:style-name="Table3.C1" office:value-type="string">
            <text:p text:style-name="P9"/>
          </table:table-cell>
          <table:table-cell table:style-name="Table3.C1" office:value-type="string">
            <text:p text:style-name="P19"><text:span text:style-name="T1">инициалы, фамилия</text:span><text:span text:style-name="T1"/></text:p>
          </table:table-cell>
        </table:table-row>
      </table:table>
      <text:p text:style-name="P13"/>
      <text:p text:style-name="P7">Санкт-Петербург<text:span text:style-name="T4"> </text:span>2023</text:p>
      <text:p text:style-name="Standard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.8335in" fo:margin-bottom="0in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5in" fo:margin-bottom="0in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50_7e_LT_7e_Gliederung_20_1" style:display-name="master-page50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0_7e_LT_7e_Gliederung_20_2" style:display-name="master-page50~LT~Gliederung 2" style:family="paragraph" style:parent-style-name="master-page50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0_7e_LT_7e_Gliederung_20_3" style:display-name="master-page50~LT~Gliederung 3" style:family="paragraph" style:parent-style-name="master-page50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0_7e_LT_7e_Gliederung_20_4" style:display-name="master-page50~LT~Gliederung 4" style:family="paragraph" style:parent-style-name="master-page50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5" style:display-name="master-page50~LT~Gliederung 5" style:family="paragraph" style:parent-style-name="master-page50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6" style:display-name="master-page50~LT~Gliederung 6" style:family="paragraph" style:parent-style-name="master-page50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7" style:display-name="master-page50~LT~Gliederung 7" style:family="paragraph" style:parent-style-name="master-page50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8" style:display-name="master-page50~LT~Gliederung 8" style:family="paragraph" style:parent-style-name="master-page50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Gliederung_20_9" style:display-name="master-page50~LT~Gliederung 9" style:family="paragraph" style:parent-style-name="master-page50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0_7e_LT_7e_Titel" style:display-name="master-page50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0_7e_LT_7e_Untertitel" style:display-name="master-page5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0_7e_LT_7e_Notizen" style:display-name="master-page50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50_7e_LT_7e_Hintergrundobjekte" style:display-name="master-page50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50_7e_LT_7e_Hintergrund" style:display-name="master-page50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1" style:display-name="master-page4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43_7e_LT_7e_Hintergrund" style:display-name="master-page4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26_7e_LT_7e_Gliederung_20_1" style:display-name="master-page26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Gliederung_20_2" style:display-name="master-page26~LT~Gliederung 2" style:family="paragraph" style:parent-style-name="master-page26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_7e_LT_7e_Gliederung_20_3" style:display-name="master-page26~LT~Gliederung 3" style:family="paragraph" style:parent-style-name="master-page26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_7e_LT_7e_Gliederung_20_4" style:display-name="master-page26~LT~Gliederung 4" style:family="paragraph" style:parent-style-name="master-page26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5" style:display-name="master-page26~LT~Gliederung 5" style:family="paragraph" style:parent-style-name="master-page26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6" style:display-name="master-page26~LT~Gliederung 6" style:family="paragraph" style:parent-style-name="master-page26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7" style:display-name="master-page26~LT~Gliederung 7" style:family="paragraph" style:parent-style-name="master-page26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8" style:display-name="master-page26~LT~Gliederung 8" style:family="paragraph" style:parent-style-name="master-page26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9" style:display-name="master-page26~LT~Gliederung 9" style:family="paragraph" style:parent-style-name="master-page26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Titel" style:display-name="master-page2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Untertitel" style:display-name="master-page2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Notizen" style:display-name="master-page26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Hintergrundobjekte" style:display-name="master-page2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26_7e_LT_7e_Hintergrund" style:display-name="master-page26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6pt" fo:language="en" fo:country="US" style:letter-kerning="false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trin Nightmare</meta:initial-creator>
    <meta:editing-cycles>15</meta:editing-cycles>
    <meta:creation-date>2023-05-15T20:56:00</meta:creation-date>
    <dc:date>2023-09-30T20:43:26.487156963</dc:date>
    <meta:editing-duration>PT8H25M25S</meta:editing-duration>
    <meta:generator>LibreOffice/7.4.7.2$Linux_X86_64 LibreOffice_project/40$Build-2</meta:generator>
    <meta:document-statistic meta:table-count="3" meta:image-count="0" meta:object-count="0" meta:page-count="1" meta:paragraph-count="19" meta:word-count="53" meta:character-count="358" meta:non-whitespace-character-count="323"/>
    <meta:user-defined meta:name="AppVersion">16.0000</meta:user-defined>
    <meta:template xlink:type="simple" xlink:actuate="onRequest" xlink:title="Normal" xlink:href=""/>
  </office:meta>
</office:document-meta>
</file>